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F0000018DF053AA960920ABC7.png" manifest:media-type="image/png"/>
  <manifest:file-entry manifest:full-path="Pictures/100002010000022F0000018D0FDE7CAEA1758752.png" manifest:media-type="image/png"/>
  <manifest:file-entry manifest:full-path="Pictures/100002010000022F0000018D93EA9369FB785BDC.png" manifest:media-type="image/png"/>
  <manifest:file-entry manifest:full-path="Pictures/100002010000022F0000018DA1C207031D4F6ECD.png" manifest:media-type="image/png"/>
  <manifest:file-entry manifest:full-path="Pictures/100002010000022F0000018D2AAEA01DECDA08C7.png" manifest:media-type="image/png"/>
  <manifest:file-entry manifest:full-path="Pictures/100002010000022F0000018D518FCA93E6DADD75.png" manifest:media-type="image/png"/>
  <manifest:file-entry manifest:full-path="Pictures/10000201000002EA00000211752F6361D412E655.png" manifest:media-type="image/png"/>
  <manifest:file-entry manifest:full-path="Pictures/100002010000022F0000018D6F67D1290C4CAF2E.png" manifest:media-type="image/png"/>
  <manifest:file-entry manifest:full-path="Pictures/100002010000022F0000018D652F51A7491FD5C5.png" manifest:media-type="image/png"/>
  <manifest:file-entry manifest:full-path="Pictures/100002010000022F0000018D1694B189F8500FBC.png" manifest:media-type="image/png"/>
  <manifest:file-entry manifest:full-path="Pictures/100002010000022F0000018D2B2DCAF329541876.png" manifest:media-type="image/png"/>
  <manifest:file-entry manifest:full-path="Pictures/100002010000022F0000018D8CB8CA6E0CE86424.png" manifest:media-type="image/png"/>
  <manifest:file-entry manifest:full-path="Pictures/100002010000022F0000018DD1B4FB6D199D33B6.png" manifest:media-type="image/png"/>
  <manifest:file-entry manifest:full-path="Pictures/100002010000022F0000018D93904FD9BB95166A.png" manifest:media-type="image/png"/>
  <manifest:file-entry manifest:full-path="Pictures/100002010000022F0000018DC178D6FCCE767A5C.png" manifest:media-type="image/png"/>
  <manifest:file-entry manifest:full-path="Pictures/100002010000022F0000018D2319093C3214DECF.png" manifest:media-type="image/png"/>
  <manifest:file-entry manifest:full-path="Pictures/100002010000022F0000018DEF0B4A800DBFDE45.png" manifest:media-type="image/png"/>
  <manifest:file-entry manifest:full-path="Pictures/100002010000022F0000018D569CB41C34B0436B.png" manifest:media-type="image/png"/>
  <manifest:file-entry manifest:full-path="Pictures/100002010000022F0000018D0E80E47FD1FF9726.png" manifest:media-type="image/png"/>
  <manifest:file-entry manifest:full-path="Pictures/100002010000022F0000018D5A793A5616CFBBCB.png" manifest:media-type="image/png"/>
  <manifest:file-entry manifest:full-path="Pictures/100002010000022F0000018D9BF1BE86710F63BA.png" manifest:media-type="image/png"/>
  <manifest:file-entry manifest:full-path="Pictures/10000201000002EA00000211A9362ED2F45BF6A4.png" manifest:media-type="image/png"/>
  <manifest:file-entry manifest:full-path="Pictures/100002010000022F0000018D6BBF8BA9BF6567EE.png" manifest:media-type="image/png"/>
  <manifest:file-entry manifest:full-path="Pictures/100002010000022F0000018DC4DA32163DD01A02.png" manifest:media-type="image/png"/>
  <manifest:file-entry manifest:full-path="Pictures/100002010000022F0000018DB60F4832C91AF821.png" manifest:media-type="image/png"/>
  <manifest:file-entry manifest:full-path="Pictures/100002010000022F0000018DF67164C125C32BEB.png" manifest:media-type="image/png"/>
  <manifest:file-entry manifest:full-path="Pictures/100002010000022F0000018DD8A69471F4B2B772.png" manifest:media-type="image/png"/>
  <manifest:file-entry manifest:full-path="Pictures/10000201000002EA00000211337C3A0F1B61B836.png" manifest:media-type="image/png"/>
  <manifest:file-entry manifest:full-path="Pictures/100002010000022F0000018D37C705A2B5EFE1A8.png" manifest:media-type="image/png"/>
  <manifest:file-entry manifest:full-path="Pictures/100002010000022F0000018D95D62F9A7990A270.png" manifest:media-type="image/png"/>
  <manifest:file-entry manifest:full-path="Pictures/100002010000022F0000018D5D6D0DB89494F56B.png" manifest:media-type="image/png"/>
  <manifest:file-entry manifest:full-path="Pictures/100002010000022F0000018D9462B6B5A4213973.png" manifest:media-type="image/png"/>
  <manifest:file-entry manifest:full-path="Pictures/100002010000022F0000018DC4BE6C6A687283B8.png" manifest:media-type="image/png"/>
  <manifest:file-entry manifest:full-path="Pictures/100002010000022F0000018D063CD67D8A137D87.png" manifest:media-type="image/png"/>
  <manifest:file-entry manifest:full-path="Pictures/10000201000002EA000002111F9E0BD3C04B9175.png" manifest:media-type="image/png"/>
  <manifest:file-entry manifest:full-path="Pictures/10000201000002EA00000211FD70C187778C1794.png" manifest:media-type="image/png"/>
  <manifest:file-entry manifest:full-path="Pictures/100002010000022F0000018D7B6A23B3F0858E38.png" manifest:media-type="image/png"/>
  <manifest:file-entry manifest:full-path="Pictures/100002010000022F0000018D751D05CBEDCCC94B.png" manifest:media-type="image/png"/>
  <manifest:file-entry manifest:full-path="Pictures/100002010000022F0000018DF7CD1027697B79A3.png" manifest:media-type="image/png"/>
  <manifest:file-entry manifest:full-path="Pictures/100002010000022F0000018D9F205DB745CF6764.png" manifest:media-type="image/png"/>
  <manifest:file-entry manifest:full-path="Pictures/100002010000022F0000018DBBDF36DE8EAE9C89.png" manifest:media-type="image/png"/>
  <manifest:file-entry manifest:full-path="Pictures/100002010000022F0000018DE8FA69F1198BF7F5.png" manifest:media-type="image/png"/>
  <manifest:file-entry manifest:full-path="Pictures/100002010000022F0000018D9E08745EE5912A3E.png" manifest:media-type="image/png"/>
  <manifest:file-entry manifest:full-path="Pictures/100002010000022F0000018D000038FE3935E0C1.png" manifest:media-type="image/png"/>
  <manifest:file-entry manifest:full-path="Pictures/100002010000022F0000018D97D2CAAB8C9B6A38.png" manifest:media-type="image/png"/>
  <manifest:file-entry manifest:full-path="Pictures/100002010000022F0000018DCB97B68569A7B35E.png" manifest:media-type="image/png"/>
  <manifest:file-entry manifest:full-path="Pictures/100002010000022F0000018D2692186F6EC2F6D1.png" manifest:media-type="image/png"/>
  <manifest:file-entry manifest:full-path="Pictures/100002010000022F0000018D8EF6DCFA1A2F0043.png" manifest:media-type="image/png"/>
  <manifest:file-entry manifest:full-path="Pictures/100002010000022F0000018DFD4B51710C78BE5E.png" manifest:media-type="image/png"/>
  <manifest:file-entry manifest:full-path="Pictures/100002010000022F0000018D080122E5348526A8.png" manifest:media-type="image/png"/>
  <manifest:file-entry manifest:full-path="Pictures/100002010000022F0000018D702903ABF40AA097.png" manifest:media-type="image/png"/>
  <manifest:file-entry manifest:full-path="Pictures/100002010000022F0000018D8062A163BAF2659E.png" manifest:media-type="image/png"/>
  <manifest:file-entry manifest:full-path="Pictures/100002010000022F0000018D52AB4A6F84D64EEB.png" manifest:media-type="image/png"/>
  <manifest:file-entry manifest:full-path="Pictures/100002010000022F0000018D2D939E703E2099C8.png" manifest:media-type="image/png"/>
  <manifest:file-entry manifest:full-path="Pictures/100002010000022F0000018D49CAE83784EFC30D.png" manifest:media-type="image/png"/>
  <manifest:file-entry manifest:full-path="Pictures/100002010000022F0000018D4C449CB1AC179A6D.png" manifest:media-type="image/png"/>
  <manifest:file-entry manifest:full-path="Pictures/100002010000022F0000018D52E42E6A6184AC77.png" manifest:media-type="image/png"/>
  <manifest:file-entry manifest:full-path="Pictures/100002010000022F0000018DB665F8E26E732BA3.png" manifest:media-type="image/png"/>
  <manifest:file-entry manifest:full-path="Pictures/100002010000022F0000018D7D52B434D838BD46.png" manifest:media-type="image/png"/>
  <manifest:file-entry manifest:full-path="Pictures/100002010000022F0000018D01599067E5F98BC9.png" manifest:media-type="image/png"/>
  <manifest:file-entry manifest:full-path="Pictures/100002010000022F0000018DD831DD1865C94131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7.4896in" table:align="margins"/>
    </style:style>
    <style:style style:name="Table1.A" style:family="table-column">
      <style:table-column-properties style:column-width="3.7444in" style:rel-column-width="5392*"/>
    </style:style>
    <style:style style:name="Table1.B" style:family="table-column">
      <style:table-column-properties style:column-width="3.7451in" style:rel-column-width="53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3" draw:name="Image1" text:anchor-type="as-char" svg:width="3.6681in" svg:height="2.6008in" draw:z-index="14"><draw:image xlink:href="Pictures/10000201000002EA00000211FD70C187778C1794.png" xlink:type="simple" xlink:show="embed" xlink:actuate="onLoad" loext:mime-type="image/png"/></draw:frame></text:p>
          </table:table-cell>
          <table:table-cell table:style-name="Table1.B1" office:value-type="string">
            <text:p text:style-name="Table_20_Contents"><draw:frame draw:style-name="fr1" draw:name="Image2" text:anchor-type="paragraph" svg:width="3.6689in" svg:height="2.6047in" draw:z-index="0"><draw:image xlink:href="Pictures/100002010000022F0000018D49CAE83784EFC30D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3" text:anchor-type="as-char" svg:width="3.6681in" svg:height="2.6008in" draw:z-index="15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4" text:anchor-type="paragraph" svg:width="3.6689in" svg:height="2.6047in" draw:z-index="1"><draw:image xlink:href="Pictures/100002010000022F0000018DD831DD1865C94131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5" text:anchor-type="as-char" svg:width="3.6681in" svg:height="2.6008in" draw:z-index="16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6" text:anchor-type="paragraph" svg:width="3.6689in" svg:height="2.6047in" draw:z-index="2"><draw:image xlink:href="Pictures/100002010000022F0000018D7D52B434D838BD46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7" text:anchor-type="as-char" svg:width="3.6681in" svg:height="2.6008in" draw:z-index="17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8" text:anchor-type="paragraph" svg:width="3.6689in" svg:height="2.6047in" draw:z-index="3"><draw:image xlink:href="Pictures/100002010000022F0000018D751D05CBEDCCC94B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9" text:anchor-type="as-char" svg:width="3.6681in" svg:height="2.6008in" draw:z-index="18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0" text:anchor-type="paragraph" svg:width="3.6689in" svg:height="2.6047in" draw:z-index="4"><draw:image xlink:href="Pictures/100002010000022F0000018D8EF6DCFA1A2F0043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1" text:anchor-type="as-char" svg:width="3.6681in" svg:height="2.6008in" draw:z-index="19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2" text:anchor-type="paragraph" svg:width="3.6689in" svg:height="2.6047in" draw:z-index="5"><draw:image xlink:href="Pictures/100002010000022F0000018D8062A163BAF2659E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13" text:anchor-type="as-char" svg:width="3.6681in" svg:height="2.6008in" draw:z-index="20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4" text:anchor-type="paragraph" svg:width="3.6689in" svg:height="2.6047in" draw:z-index="6"><draw:image xlink:href="Pictures/100002010000022F0000018D5A793A5616CFBBCB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5" text:anchor-type="as-char" svg:width="3.6681in" svg:height="2.6008in" draw:z-index="21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6" text:anchor-type="paragraph" svg:width="3.6689in" svg:height="2.6047in" draw:z-index="7"><draw:image xlink:href="Pictures/100002010000022F0000018DB665F8E26E732BA3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7" text:anchor-type="as-char" svg:width="3.6681in" svg:height="2.6008in" draw:z-index="22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8" text:anchor-type="paragraph" svg:width="3.6689in" svg:height="2.6047in" draw:z-index="8"><draw:image xlink:href="Pictures/100002010000022F0000018D52AB4A6F84D64EEB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19" text:anchor-type="as-char" svg:width="3.6681in" svg:height="2.6008in" draw:z-index="23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20" text:anchor-type="paragraph" svg:width="3.6689in" svg:height="2.6047in" draw:z-index="24"><draw:image xlink:href="Pictures/100002010000022F0000018D702903ABF40AA097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25" text:anchor-type="paragraph" svg:width="3.6681in" svg:height="2.6008in" draw:z-index="13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26" text:anchor-type="paragraph" svg:width="3.6689in" svg:height="2.6047in" draw:z-index="25"><draw:image xlink:href="Pictures/100002010000022F0000018D2692186F6EC2F6D1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24" text:anchor-type="as-char" svg:width="3.6681in" svg:height="2.6008in" draw:z-index="12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27" text:anchor-type="paragraph" svg:width="3.6689in" svg:height="2.6047in" draw:z-index="26"><draw:image xlink:href="Pictures/100002010000022F0000018DE8FA69F1198BF7F5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1" draw:name="Image23" text:anchor-type="paragraph" svg:width="3.6681in" svg:height="2.6008in" draw:z-index="11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28" text:anchor-type="paragraph" svg:width="3.6689in" svg:height="2.6047in" draw:z-index="27"><draw:image xlink:href="Pictures/100002010000022F0000018D01599067E5F98BC9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22" text:anchor-type="paragraph" svg:width="3.6681in" svg:height="2.6008in" draw:z-index="10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29" text:anchor-type="paragraph" svg:width="3.6689in" svg:height="2.6047in" draw:z-index="28"><draw:image xlink:href="Pictures/100002010000022F0000018DBBDF36DE8EAE9C89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21" text:anchor-type="paragraph" svg:width="3.6681in" svg:height="2.6008in" draw:z-index="9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30" text:anchor-type="paragraph" svg:width="3.6689in" svg:height="2.6047in" draw:z-index="29"><draw:image xlink:href="Pictures/100002010000022F0000018D000038FE3935E0C1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5" draw:name="Image36" text:anchor-type="paragraph" svg:x="0in" svg:y="0in" svg:width="3.6681in" svg:height="2.6008in" draw:z-index="35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4" draw:name="Image31" text:anchor-type="as-char" svg:width="3.6689in" svg:height="2.6047in" draw:z-index="30"><draw:image xlink:href="Pictures/100002010000022F0000018DF7CD1027697B79A3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37" text:anchor-type="paragraph" svg:width="3.6681in" svg:height="2.6008in" draw:z-index="36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4" draw:name="Image32" text:anchor-type="as-char" svg:width="3.6689in" svg:height="2.6047in" draw:z-index="31"><draw:image xlink:href="Pictures/100002010000022F0000018DF7CD1027697B79A3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38" text:anchor-type="paragraph" svg:width="3.6681in" svg:height="2.6008in" draw:z-index="37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4" draw:name="Image33" text:anchor-type="as-char" svg:width="3.6689in" svg:height="2.6047in" draw:z-index="32"><draw:image xlink:href="Pictures/100002010000022F0000018DF7CD1027697B79A3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2" draw:name="Image39" text:anchor-type="paragraph" svg:width="3.6681in" svg:height="2.6008in" draw:z-index="38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4" draw:name="Image34" text:anchor-type="as-char" svg:width="3.6689in" svg:height="2.6047in" draw:z-index="33"><draw:image xlink:href="Pictures/100002010000022F0000018DF7CD1027697B79A3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2" draw:name="Image40" text:anchor-type="paragraph" svg:width="3.6681in" svg:height="2.6008in" draw:z-index="39"><draw:image xlink:href="Pictures/10000201000002EA00000211FD70C187778C179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4" draw:name="Image35" text:anchor-type="as-char" svg:width="3.6689in" svg:height="2.6047in" draw:z-index="34"><draw:image xlink:href="Pictures/100002010000022F0000018DF7CD1027697B79A3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41" text:anchor-type="as-char" svg:width="3.6681in" svg:height="2.6008in" draw:z-index="40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62" text:anchor-type="paragraph" svg:width="3.6689in" svg:height="2.6047in" draw:z-index="61"><draw:image xlink:href="Pictures/100002010000022F0000018D9E08745EE5912A3E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6" draw:name="Image42" text:anchor-type="as-char" svg:y="-1.4193in" svg:width="3.6681in" svg:height="2.6008in" draw:z-index="41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63" text:anchor-type="paragraph" svg:width="3.6689in" svg:height="2.6047in" draw:z-index="62"><draw:image xlink:href="Pictures/100002010000022F0000018DCB97B68569A7B35E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43" text:anchor-type="as-char" svg:width="3.6681in" svg:height="2.6008in" draw:z-index="42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64" text:anchor-type="paragraph" svg:width="3.6689in" svg:height="2.6047in" draw:z-index="63"><draw:image xlink:href="Pictures/100002010000022F0000018D97D2CAAB8C9B6A38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44" text:anchor-type="as-char" svg:width="3.6681in" svg:height="2.6008in" draw:z-index="43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65" text:anchor-type="paragraph" svg:width="3.6689in" svg:height="2.6047in" draw:z-index="64"><draw:image xlink:href="Pictures/100002010000022F0000018D9462B6B5A4213973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45" text:anchor-type="as-char" svg:width="3.6681in" svg:height="2.6008in" draw:z-index="44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66" text:anchor-type="paragraph" svg:width="3.6689in" svg:height="2.6047in" draw:z-index="65"><draw:image xlink:href="Pictures/100002010000022F0000018D95D62F9A7990A270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46" text:anchor-type="as-char" svg:width="3.6681in" svg:height="2.6008in" draw:z-index="45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67" text:anchor-type="paragraph" svg:width="3.6689in" svg:height="2.6047in" draw:z-index="66"><draw:image xlink:href="Pictures/100002010000022F0000018D5D6D0DB89494F56B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47" text:anchor-type="as-char" svg:width="3.6681in" svg:height="2.6008in" draw:z-index="46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68" text:anchor-type="paragraph" svg:width="3.6689in" svg:height="2.6047in" draw:z-index="67"><draw:image xlink:href="Pictures/100002010000022F0000018DB60F4832C91AF821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48" text:anchor-type="as-char" svg:width="3.6681in" svg:height="2.6008in" draw:z-index="47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69" text:anchor-type="paragraph" svg:width="3.6689in" svg:height="2.6047in" draw:z-index="68"><draw:image xlink:href="Pictures/100002010000022F0000018DC4DA32163DD01A02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49" text:anchor-type="as-char" svg:width="3.6681in" svg:height="2.6008in" draw:z-index="48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70" text:anchor-type="paragraph" svg:width="3.6689in" svg:height="2.6047in" draw:z-index="69"><draw:image xlink:href="Pictures/100002010000022F0000018DD8A69471F4B2B772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50" text:anchor-type="as-char" svg:width="3.6681in" svg:height="2.6008in" draw:z-index="49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71" text:anchor-type="paragraph" svg:width="3.6689in" svg:height="2.6047in" draw:z-index="70"><draw:image xlink:href="Pictures/100002010000022F0000018DC178D6FCCE767A5C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51" text:anchor-type="as-char" svg:width="3.6681in" svg:height="2.6008in" draw:z-index="50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72" text:anchor-type="paragraph" svg:width="3.6689in" svg:height="2.6047in" draw:z-index="71"><draw:image xlink:href="Pictures/100002010000022F0000018DF67164C125C32BEB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52" text:anchor-type="as-char" svg:width="3.6681in" svg:height="2.6008in" draw:z-index="51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73" text:anchor-type="paragraph" svg:width="3.6689in" svg:height="2.6047in" draw:z-index="72"><draw:image xlink:href="Pictures/100002010000022F0000018D063CD67D8A137D87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53" text:anchor-type="as-char" svg:width="3.6681in" svg:height="2.6008in" draw:z-index="52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74" text:anchor-type="paragraph" svg:width="3.6689in" svg:height="2.6047in" draw:z-index="73"><draw:image xlink:href="Pictures/100002010000022F0000018D9BF1BE86710F63BA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54" text:anchor-type="as-char" svg:width="3.6681in" svg:height="2.6008in" draw:z-index="53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75" text:anchor-type="paragraph" svg:width="3.6689in" svg:height="2.6047in" draw:z-index="74"><draw:image xlink:href="Pictures/100002010000022F0000018D2D939E703E2099C8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55" text:anchor-type="as-char" svg:width="3.6681in" svg:height="2.6008in" draw:z-index="54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76" text:anchor-type="paragraph" svg:width="3.6689in" svg:height="2.6047in" draw:z-index="75"><draw:image xlink:href="Pictures/100002010000022F0000018DC4BE6C6A687283B8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56" text:anchor-type="as-char" svg:width="3.6681in" svg:height="2.6008in" draw:z-index="55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77" text:anchor-type="paragraph" svg:width="3.6689in" svg:height="2.6047in" draw:z-index="76"><draw:image xlink:href="Pictures/100002010000022F0000018D37C705A2B5EFE1A8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57" text:anchor-type="as-char" svg:width="3.6681in" svg:height="2.6008in" draw:z-index="56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78" text:anchor-type="paragraph" svg:width="3.6689in" svg:height="2.6047in" draw:z-index="77"><draw:image xlink:href="Pictures/100002010000022F0000018D6BBF8BA9BF6567EE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58" text:anchor-type="as-char" svg:width="3.6681in" svg:height="2.6008in" draw:z-index="57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79" text:anchor-type="paragraph" svg:width="3.6689in" svg:height="2.6047in" draw:z-index="78"><draw:image xlink:href="Pictures/100002010000022F0000018D0E80E47FD1FF9726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59" text:anchor-type="as-char" svg:width="3.6681in" svg:height="2.6008in" draw:z-index="58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80" text:anchor-type="paragraph" svg:width="3.6689in" svg:height="2.6047in" draw:z-index="79"><draw:image xlink:href="Pictures/100002010000022F0000018D569CB41C34B0436B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60" text:anchor-type="as-char" svg:width="3.6681in" svg:height="2.6008in" draw:z-index="59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81" text:anchor-type="paragraph" svg:width="3.6689in" svg:height="2.6047in" draw:z-index="80"><draw:image xlink:href="Pictures/100002010000022F0000018D93904FD9BB95166A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61" text:anchor-type="as-char" svg:width="3.6681in" svg:height="2.6008in" draw:z-index="60"><draw:image xlink:href="Pictures/10000201000002EA000002111F9E0BD3C04B917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82" text:anchor-type="paragraph" svg:width="3.6689in" svg:height="2.6047in" draw:z-index="81"><draw:image xlink:href="Pictures/100002010000022F0000018DD1B4FB6D199D33B6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83" text:anchor-type="as-char" svg:width="3.6681in" svg:height="2.6008in" draw:z-index="82"><draw:image xlink:href="Pictures/10000201000002EA00000211A9362ED2F45BF6A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92" text:anchor-type="paragraph" svg:width="3.6689in" svg:height="2.6047in" draw:z-index="91"><draw:image xlink:href="Pictures/100002010000022F0000018DEF0B4A800DBFDE45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84" text:anchor-type="as-char" svg:width="3.6681in" svg:height="2.6008in" draw:z-index="83"><draw:image xlink:href="Pictures/10000201000002EA00000211A9362ED2F45BF6A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93" text:anchor-type="paragraph" svg:width="3.6689in" svg:height="2.6047in" draw:z-index="92"><draw:image xlink:href="Pictures/100002010000022F0000018D8CB8CA6E0CE86424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85" text:anchor-type="as-char" svg:width="3.6681in" svg:height="2.6008in" draw:z-index="84"><draw:image xlink:href="Pictures/10000201000002EA00000211A9362ED2F45BF6A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94" text:anchor-type="paragraph" svg:width="3.6689in" svg:height="2.6047in" draw:z-index="93"><draw:image xlink:href="Pictures/100002010000022F0000018D2B2DCAF329541876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86" text:anchor-type="as-char" svg:width="3.6681in" svg:height="2.6008in" draw:z-index="85"><draw:image xlink:href="Pictures/10000201000002EA00000211A9362ED2F45BF6A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95" text:anchor-type="paragraph" svg:width="3.6689in" svg:height="2.6047in" draw:z-index="94"><draw:image xlink:href="Pictures/100002010000022F0000018DFD4B51710C78BE5E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87" text:anchor-type="as-char" svg:width="3.6681in" svg:height="2.6008in" draw:z-index="86"><draw:image xlink:href="Pictures/10000201000002EA00000211A9362ED2F45BF6A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96" text:anchor-type="paragraph" svg:width="3.6689in" svg:height="2.6047in" draw:z-index="95"><draw:image xlink:href="Pictures/100002010000022F0000018D52E42E6A6184AC77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88" text:anchor-type="as-char" svg:width="3.6681in" svg:height="2.6008in" draw:z-index="87"><draw:image xlink:href="Pictures/10000201000002EA00000211A9362ED2F45BF6A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97" text:anchor-type="paragraph" svg:width="3.6689in" svg:height="2.6047in" draw:z-index="96"><draw:image xlink:href="Pictures/100002010000022F0000018D2319093C3214DECF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89" text:anchor-type="as-char" svg:width="3.6681in" svg:height="2.6008in" draw:z-index="88"><draw:image xlink:href="Pictures/10000201000002EA00000211A9362ED2F45BF6A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98" text:anchor-type="paragraph" svg:width="3.6689in" svg:height="2.6047in" draw:z-index="97"><draw:image xlink:href="Pictures/100002010000022F0000018D9F205DB745CF6764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90" text:anchor-type="as-char" svg:width="3.6681in" svg:height="2.6008in" draw:z-index="89"><draw:image xlink:href="Pictures/10000201000002EA00000211A9362ED2F45BF6A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99" text:anchor-type="paragraph" svg:width="3.6689in" svg:height="2.6047in" draw:z-index="98"><draw:image xlink:href="Pictures/100002010000022F0000018D1694B189F8500FBC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91" text:anchor-type="as-char" svg:width="3.6681in" svg:height="2.6008in" draw:z-index="90"><draw:image xlink:href="Pictures/10000201000002EA00000211A9362ED2F45BF6A4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00" text:anchor-type="paragraph" svg:width="3.6689in" svg:height="2.6047in" draw:z-index="99"><draw:image xlink:href="Pictures/100002010000022F0000018D652F51A7491FD5C5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01" text:anchor-type="as-char" svg:width="3.6681in" svg:height="2.6008in" draw:z-index="100"><draw:image xlink:href="Pictures/10000201000002EA00000211752F6361D412E65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09" text:anchor-type="paragraph" svg:width="3.6689in" svg:height="2.6047in" draw:z-index="108"><draw:image xlink:href="Pictures/100002010000022F0000018D518FCA93E6DADD75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102" text:anchor-type="as-char" svg:width="3.6681in" svg:height="2.6008in" draw:z-index="101"><draw:image xlink:href="Pictures/10000201000002EA00000211752F6361D412E65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10" text:anchor-type="paragraph" svg:width="3.6689in" svg:height="2.6047in" draw:z-index="109"><draw:image xlink:href="Pictures/100002010000022F0000018D2AAEA01DECDA08C7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03" text:anchor-type="as-char" svg:width="3.6681in" svg:height="2.6008in" draw:z-index="102"><draw:image xlink:href="Pictures/10000201000002EA00000211752F6361D412E65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11" text:anchor-type="paragraph" svg:width="3.6689in" svg:height="2.6047in" draw:z-index="110"><draw:image xlink:href="Pictures/100002010000022F0000018DA1C207031D4F6ECD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04" text:anchor-type="as-char" svg:width="3.6681in" svg:height="2.6008in" draw:z-index="103"><draw:image xlink:href="Pictures/10000201000002EA00000211752F6361D412E65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12" text:anchor-type="paragraph" svg:width="3.6689in" svg:height="2.6047in" draw:z-index="111"><draw:image xlink:href="Pictures/100002010000022F0000018D7B6A23B3F0858E38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105" text:anchor-type="as-char" svg:width="3.6681in" svg:height="2.6008in" draw:z-index="104"><draw:image xlink:href="Pictures/10000201000002EA00000211752F6361D412E65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13" text:anchor-type="paragraph" svg:width="3.6689in" svg:height="2.6047in" draw:z-index="112"><draw:image xlink:href="Pictures/100002010000022F0000018D080122E5348526A8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06" text:anchor-type="as-char" svg:width="3.6681in" svg:height="2.6008in" draw:z-index="105"><draw:image xlink:href="Pictures/10000201000002EA00000211752F6361D412E65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14" text:anchor-type="paragraph" svg:width="3.6689in" svg:height="2.6047in" draw:z-index="113"><draw:image xlink:href="Pictures/100002010000022F0000018D93EA9369FB785BDC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07" text:anchor-type="as-char" svg:width="3.6681in" svg:height="2.6008in" draw:z-index="106"><draw:image xlink:href="Pictures/10000201000002EA00000211752F6361D412E65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15" text:anchor-type="paragraph" svg:width="3.6689in" svg:height="2.6047in" draw:z-index="114"><draw:image xlink:href="Pictures/100002010000022F0000018D6F67D1290C4CAF2E.png" xlink:type="simple" xlink:show="embed" xlink:actuate="onLoad" loext:mime-type="image/x-vclgraphic"/></draw:frame>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3" draw:name="Image108" text:anchor-type="as-char" svg:width="3.6681in" svg:height="2.6008in" draw:z-index="107"><draw:image xlink:href="Pictures/10000201000002EA00000211752F6361D412E655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16" text:anchor-type="paragraph" svg:width="3.6689in" svg:height="2.6047in" draw:z-index="115"><draw:image xlink:href="Pictures/100002010000022F0000018D0FDE7CAEA1758752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17" text:anchor-type="as-char" svg:width="3.6681in" svg:height="2.6008in" draw:z-index="116"><draw:image xlink:href="Pictures/10000201000002EA00000211337C3A0F1B61B836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19" text:anchor-type="paragraph" svg:width="3.6689in" svg:height="2.6047in" draw:z-index="118"><draw:image xlink:href="Pictures/100002010000022F0000018DF053AA960920ABC7.png" xlink:type="simple" xlink:show="embed" xlink:actuate="onLoad" loext:mime-type="image/x-vclgraphic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3" draw:name="Image118" text:anchor-type="as-char" svg:width="3.6681in" svg:height="2.6008in" draw:z-index="117"><draw:image xlink:href="Pictures/10000201000002EA00000211337C3A0F1B61B836.png" xlink:type="simple" xlink:show="embed" xlink:actuate="onLoad" loext:mime-type="image/png"/></draw:frame></text:p>
          </table:table-cell>
          <table:table-cell table:style-name="Table1.B2" office:value-type="string">
            <text:p text:style-name="Table_20_Contents"><draw:frame draw:style-name="fr1" draw:name="Image120" text:anchor-type="paragraph" svg:width="3.6689in" svg:height="2.6047in" draw:z-index="119"><draw:image xlink:href="Pictures/100002010000022F0000018D4C449CB1AC179A6D.png" xlink:type="simple" xlink:show="embed" xlink:actuate="onLoad" loext:mime-type="image/x-vclgraphic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0:25:53.714541000</meta:creation-date>
    <dc:date>2018-02-12T11:04:14.101250000</dc:date>
    <meta:editing-duration>PT32M52S</meta:editing-duration>
    <meta:editing-cycles>5</meta:editing-cycles>
    <meta:generator>LibreOffice/5.4.1.2$MacOSX_X86_64 LibreOffice_project/ea7cb86e6eeb2bf3a5af73a8f7777ac570321527</meta:generator>
    <meta:document-statistic meta:table-count="1" meta:image-count="120" meta:object-count="0" meta:page-count="20" meta:paragraph-count="56" meta:word-count="0" meta:character-count="0" meta:non-whitespace-character-count="0"/>
  </office:meta>
</office:document-meta>
</file>